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12.36pt"/>
    </style:style>
    <style:style style:name="co15" style:family="table-column">
      <style:table-column-properties fo:break-before="auto" style:column-width="55.8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6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10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23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3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15" table:default-cell-style-name="ce5"/>
        <table:table-column table:style-name="co16" table:number-columns-repeated="1003" table:default-cell-style-name="ce5"/>
        <table:table-column table:style-name="co16" table:default-cell-style-name="ce1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gripper_base</text:p>
          </table:table-cell>
          <table:table-cell table:style-name="ce9" office:value-type="float" office:value="130560208" calcext:value-type="float">
            <text:p>130,560,208.000000</text:p>
          </table:table-cell>
          <table:table-cell office:value-type="float" office:value="173.241516" calcext:value-type="float">
            <text:p>173.241516</text:p>
          </table:table-cell>
          <table:table-cell office:value-type="float" office:value="690785.25" calcext:value-type="float">
            <text:p>690,785.250000</text:p>
          </table:table-cell>
          <table:table-cell/>
          <table:table-cell office:value-type="float" office:value="185140.515625" calcext:value-type="float">
            <text:p>185,140.515625</text:p>
          </table:table-cell>
          <table:table-cell table:style-name="ce4" table:formula="of:=[.G5]/[.$H$36]*[.$H$35]" office:value-type="float" office:value="0.391007818856651" calcext:value-type="float">
            <text:p>0.3910</text:p>
          </table:table-cell>
          <table:table-cell/>
          <table:table-cell table:style-name="ce10" table:formula="of:=[.C5]/[.$G$5]*[.$H$5]/1000000" office:value-type="float" office:value="0.000275736847697627" calcext:value-type="float">
            <text:p>0.000276</text:p>
          </table:table-cell>
          <table:table-cell table:style-name="ce10" table:formula="of:=[.D5]/[.$G$5]*[.$H$5]/1000000" office:value-type="float" office:value="0.000000000365877706875268" calcext:value-type="float">
            <text:p>0.000000</text:p>
          </table:table-cell>
          <table:table-cell table:style-name="ce10" table:formula="of:=[.E5]/[.$G$5]*[.$H$5]/1000000" office:value-type="float" office:value="0.00000145890505375893" calcext:value-type="float">
            <text:p>0.000001</text:p>
          </table:table-cell>
          <table:table-cell/>
          <table:table-cell office:value-type="float" office:value="30.220478" calcext:value-type="float">
            <text:p>30.220478</text:p>
          </table:table-cell>
          <table:table-cell office:value-type="float" office:value="-0.000115" calcext:value-type="float">
            <text:p>-0.000115</text:p>
          </table:table-cell>
          <table:table-cell office:value-type="float" office:value="1.085251" calcext:value-type="float">
            <text:p>1.085251</text:p>
          </table:table-cell>
          <table:table-cell/>
          <table:table-cell table:style-name="ce16" table:formula="of:=[.N5]/1000" office:value-type="float" office:value="0.030220478" calcext:value-type="float">
            <text:p>0.03022</text:p>
          </table:table-cell>
          <table:table-cell table:style-name="ce16" table:formula="of:=[.O5]/1000" office:value-type="float" office:value="-0.000000115" calcext:value-type="float">
            <text:p>0.00000</text:p>
          </table:table-cell>
          <table:table-cell table:style-name="ce16" table:formula="of:=[.P5]/1000" office:value-type="float" office:value="0.001085251" calcext:value-type="float">
            <text:p>0.00109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173.241516" calcext:value-type="float">
            <text:p>173.241516</text:p>
          </table:table-cell>
          <table:table-cell office:value-type="float" office:value="93971744" calcext:value-type="float">
            <text:p>93,971,744.000000</text:p>
          </table:table-cell>
          <table:table-cell office:value-type="float" office:value="129.548294" calcext:value-type="float">
            <text:p>129.548294</text:p>
          </table:table-cell>
          <table:table-cell table:number-columns-repeated="2"/>
          <table:table-cell table:style-name="ce13"/>
          <table:table-cell/>
          <table:table-cell table:style-name="ce10" table:formula="of:=[.C6]/[.$G$5]*[.$H$5]/1000000" office:value-type="float" office:value="0.000000000365877706875268" calcext:value-type="float">
            <text:p>0.000000</text:p>
          </table:table-cell>
          <table:table-cell table:style-name="ce10" table:formula="of:=[.D6]/[.$G$5]*[.$H$5]/1000000" office:value-type="float" office:value="0.000198463780505071" calcext:value-type="float">
            <text:p>0.000198</text:p>
          </table:table-cell>
          <table:table-cell table:style-name="ce10" table:formula="of:=[.E6]/[.$G$5]*[.$H$5]/1000000" office:value-type="float" office:value="0.000000000273599734248014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690785.25" calcext:value-type="float">
            <text:p>690,785.250000</text:p>
          </table:table-cell>
          <table:table-cell table:formula="of:=[.E6]" office:value-type="float" office:value="129.548294" calcext:value-type="float">
            <text:p>129.548294</text:p>
          </table:table-cell>
          <table:table-cell office:value-type="float" office:value="125364200" calcext:value-type="float">
            <text:p>125,364,200.000000</text:p>
          </table:table-cell>
          <table:table-cell table:number-columns-repeated="2"/>
          <table:table-cell table:style-name="ce13"/>
          <table:table-cell/>
          <table:table-cell table:style-name="ce10" table:formula="of:=[.C7]/[.$G$5]*[.$H$5]/1000000" office:value-type="float" office:value="0.00000145890505375893" calcext:value-type="float">
            <text:p>0.000001</text:p>
          </table:table-cell>
          <table:table-cell table:style-name="ce10" table:formula="of:=[.D7]/[.$G$5]*[.$H$5]/1000000" office:value-type="float" office:value="0.000000000273599734248014" calcext:value-type="float">
            <text:p>0.000000</text:p>
          </table:table-cell>
          <table:table-cell table:style-name="ce10" table:formula="of:=[.E7]/[.$G$5]*[.$H$5]/1000000" office:value-type="float" office:value="0.000264763129989306" calcext:value-type="float">
            <text:p>0.000265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l_inner_link</text:p>
          </table:table-cell>
          <table:table-cell table:style-name="ce9" office:value-type="float" office:value="754297.8125" calcext:value-type="float">
            <text:p>754,297.812500</text:p>
          </table:table-cell>
          <table:table-cell office:value-type="float" office:value="13435.006836" calcext:value-type="float">
            <text:p>13,435.006836</text:p>
          </table:table-cell>
          <table:table-cell office:value-type="float" office:value="-1182.229858" calcext:value-type="float">
            <text:p>-1,182.229858</text:p>
          </table:table-cell>
          <table:table-cell/>
          <table:table-cell office:value-type="float" office:value="7500.001465" calcext:value-type="float">
            <text:p>7,500.001465</text:p>
          </table:table-cell>
          <table:table-cell table:style-name="ce4" table:formula="of:=[.G9]/[.$H$36]*[.$H$35]" office:value-type="float" office:value="0.0158396405257464" calcext:value-type="float">
            <text:p>0.0158</text:p>
          </table:table-cell>
          <table:table-cell/>
          <table:table-cell table:style-name="ce10" table:formula="of:=[.C9]/[.$G$9]*[.$H$9]/1000000" office:value-type="float" office:value="0.000001593040515407" calcext:value-type="float">
            <text:p>0.000002</text:p>
          </table:table-cell>
          <table:table-cell table:style-name="ce10" table:formula="of:=[.D9]/[.$G$9]*[.$H$9]/1000000" office:value-type="float" office:value="0.0000000283740849566869" calcext:value-type="float">
            <text:p>0.000000</text:p>
          </table:table-cell>
          <table:table-cell table:style-name="ce10" table:formula="of:=[.E9]/[.$G$9]*[.$H$9]/1000000" office:value-type="float" office:value="-0.0000000024968123082259" calcext:value-type="float">
            <text:p>0.000000</text:p>
          </table:table-cell>
          <table:table-cell/>
          <table:table-cell office:value-type="float" office:value="29.664663" calcext:value-type="float">
            <text:p>29.664663</text:p>
          </table:table-cell>
          <table:table-cell office:value-type="float" office:value="-0.350117" calcext:value-type="float">
            <text:p>-0.350117</text:p>
          </table:table-cell>
          <table:table-cell office:value-type="float" office:value="0.017866" calcext:value-type="float">
            <text:p>0.017866</text:p>
          </table:table-cell>
          <table:table-cell/>
          <table:table-cell table:style-name="ce16" table:formula="of:=[.N9]/1000" office:value-type="float" office:value="0.029664663" calcext:value-type="float">
            <text:p>0.02966</text:p>
          </table:table-cell>
          <table:table-cell table:style-name="ce16" table:formula="of:=[.O9]/1000" office:value-type="float" office:value="-0.000350117" calcext:value-type="float">
            <text:p>-0.00035</text:p>
          </table:table-cell>
          <table:table-cell table:style-name="ce16" table:formula="of:=[.P9]/1000" office:value-type="float" office:value="0.000017866" calcext:value-type="float">
            <text:p>0.0000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13435.006836" calcext:value-type="float">
            <text:p>13,435.006836</text:p>
          </table:table-cell>
          <table:table-cell office:value-type="float" office:value="2800882.5" calcext:value-type="float">
            <text:p>2,800,882.500000</text:p>
          </table:table-cell>
          <table:table-cell office:value-type="float" office:value="-50.22562" calcext:value-type="float">
            <text:p>-50.225620</text:p>
          </table:table-cell>
          <table:table-cell table:number-columns-repeated="2"/>
          <table:table-cell table:style-name="ce13"/>
          <table:table-cell/>
          <table:table-cell table:style-name="ce10" table:formula="of:=[.C10]/[.$G$9]*[.$H$9]/1000000" office:value-type="float" office:value="0.0000000283740849566869" calcext:value-type="float">
            <text:p>0.000000</text:p>
          </table:table-cell>
          <table:table-cell table:style-name="ce10" table:formula="of:=[.D10]/[.$G$9]*[.$H$9]/1000000" office:value-type="float" office:value="0.00000591532843851971" calcext:value-type="float">
            <text:p>0.000006</text:p>
          </table:table-cell>
          <table:table-cell table:style-name="ce10" table:formula="of:=[.E10]/[.$G$9]*[.$H$9]/1000000" office:value-type="float" office:value="-0.000000000106074081411228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-1182.229858" calcext:value-type="float">
            <text:p>-1,182.229858</text:p>
          </table:table-cell>
          <table:table-cell table:formula="of:=[.E10]" office:value-type="float" office:value="-50.22562" calcext:value-type="float">
            <text:p>-50.225620</text:p>
          </table:table-cell>
          <table:table-cell office:value-type="float" office:value="2126160.75" calcext:value-type="float">
            <text:p>2,126,160.750000</text:p>
          </table:table-cell>
          <table:table-cell table:number-columns-repeated="2"/>
          <table:table-cell table:style-name="ce13"/>
          <table:table-cell/>
          <table:table-cell table:style-name="ce10" table:formula="of:=[.C11]/[.$G$9]*[.$H$9]/1000000" office:value-type="float" office:value="-0.0000000024968123082259" calcext:value-type="float">
            <text:p>0.000000</text:p>
          </table:table-cell>
          <table:table-cell table:style-name="ce10" table:formula="of:=[.D11]/[.$G$9]*[.$H$9]/1000000" office:value-type="float" office:value="-0.000000000106074081411228" calcext:value-type="float">
            <text:p>0.000000</text:p>
          </table:table-cell>
          <table:table-cell table:style-name="ce10" table:formula="of:=[.E11]/[.$G$9]*[.$H$9]/1000000" office:value-type="float" office:value="0.00000449034872021207" calcext:value-type="float">
            <text:p>0.000004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r_inner_link</text:p>
          </table:table-cell>
          <table:table-cell table:style-name="ce9" office:value-type="float" office:value="754297.8125" calcext:value-type="float">
            <text:p>754,297.812500</text:p>
          </table:table-cell>
          <table:table-cell office:value-type="float" office:value="13435.006836" calcext:value-type="float">
            <text:p>13,435.006836</text:p>
          </table:table-cell>
          <table:table-cell office:value-type="float" office:value="-1182.229858" calcext:value-type="float">
            <text:p>-1,182.229858</text:p>
          </table:table-cell>
          <table:table-cell/>
          <table:table-cell office:value-type="float" office:value="7500.001465" calcext:value-type="float">
            <text:p>7,500.001465</text:p>
          </table:table-cell>
          <table:table-cell table:style-name="ce4" table:formula="of:=[.G13]/[.$H$36]*[.$H$35]" office:value-type="float" office:value="0.0158396405257464" calcext:value-type="float">
            <text:p>0.0158</text:p>
          </table:table-cell>
          <table:table-cell/>
          <table:table-cell table:style-name="ce10" table:formula="of:=[.C13]/[.$G$13]*[.$H$13]/1000000" office:value-type="float" office:value="0.000001593040515407" calcext:value-type="float">
            <text:p>0.000002</text:p>
          </table:table-cell>
          <table:table-cell table:style-name="ce10" table:formula="of:=[.D13]/[.$G$13]*[.$H$13]/1000000" office:value-type="float" office:value="0.0000000283740849566869" calcext:value-type="float">
            <text:p>0.000000</text:p>
          </table:table-cell>
          <table:table-cell table:style-name="ce10" table:formula="of:=[.E13]/[.$G$13]*[.$H$13]/1000000" office:value-type="float" office:value="-0.0000000024968123082259" calcext:value-type="float">
            <text:p>0.000000</text:p>
          </table:table-cell>
          <table:table-cell/>
          <table:table-cell office:value-type="float" office:value="29.664663" calcext:value-type="float">
            <text:p>29.664663</text:p>
          </table:table-cell>
          <table:table-cell office:value-type="float" office:value="-0.350117" calcext:value-type="float">
            <text:p>-0.350117</text:p>
          </table:table-cell>
          <table:table-cell office:value-type="float" office:value="0.017866" calcext:value-type="float">
            <text:p>0.017866</text:p>
          </table:table-cell>
          <table:table-cell/>
          <table:table-cell table:style-name="ce16" table:formula="of:=[.N13]/1000" office:value-type="float" office:value="0.029664663" calcext:value-type="float">
            <text:p>0.02966</text:p>
          </table:table-cell>
          <table:table-cell table:style-name="ce16" table:formula="of:=[.O13]/1000" office:value-type="float" office:value="-0.000350117" calcext:value-type="float">
            <text:p>-0.00035</text:p>
          </table:table-cell>
          <table:table-cell table:style-name="ce16" table:formula="of:=[.P13]/1000" office:value-type="float" office:value="0.000017866" calcext:value-type="float">
            <text:p>0.0000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13435.006836" calcext:value-type="float">
            <text:p>13,435.006836</text:p>
          </table:table-cell>
          <table:table-cell office:value-type="float" office:value="2800882.5" calcext:value-type="float">
            <text:p>2,800,882.500000</text:p>
          </table:table-cell>
          <table:table-cell office:value-type="float" office:value="-50.22562" calcext:value-type="float">
            <text:p>-50.225620</text:p>
          </table:table-cell>
          <table:table-cell table:number-columns-repeated="2"/>
          <table:table-cell table:style-name="ce13"/>
          <table:table-cell/>
          <table:table-cell table:style-name="ce10" table:formula="of:=[.C14]/[.$G$13]*[.$H$13]/1000000" office:value-type="float" office:value="0.0000000283740849566869" calcext:value-type="float">
            <text:p>0.000000</text:p>
          </table:table-cell>
          <table:table-cell table:style-name="ce10" table:formula="of:=[.D14]/[.$G$13]*[.$H$13]/1000000" office:value-type="float" office:value="0.00000591532843851971" calcext:value-type="float">
            <text:p>0.000006</text:p>
          </table:table-cell>
          <table:table-cell table:style-name="ce10" table:formula="of:=[.E14]/[.$G$13]*[.$H$13]/1000000" office:value-type="float" office:value="-0.000000000106074081411228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-1182.229858" calcext:value-type="float">
            <text:p>-1,182.229858</text:p>
          </table:table-cell>
          <table:table-cell table:formula="of:=[.E14]" office:value-type="float" office:value="-50.22562" calcext:value-type="float">
            <text:p>-50.225620</text:p>
          </table:table-cell>
          <table:table-cell office:value-type="float" office:value="2126160.75" calcext:value-type="float">
            <text:p>2,126,160.750000</text:p>
          </table:table-cell>
          <table:table-cell table:number-columns-repeated="2"/>
          <table:table-cell table:style-name="ce13"/>
          <table:table-cell/>
          <table:table-cell table:style-name="ce10" table:formula="of:=[.C15]/[.$G$13]*[.$H$13]/1000000" office:value-type="float" office:value="-0.0000000024968123082259" calcext:value-type="float">
            <text:p>0.000000</text:p>
          </table:table-cell>
          <table:table-cell table:style-name="ce10" table:formula="of:=[.D15]/[.$G$13]*[.$H$13]/1000000" office:value-type="float" office:value="-0.000000000106074081411228" calcext:value-type="float">
            <text:p>0.000000</text:p>
          </table:table-cell>
          <table:table-cell table:style-name="ce10" table:formula="of:=[.E15]/[.$G$13]*[.$H$13]/1000000" office:value-type="float" office:value="0.00000449034872021207" calcext:value-type="float">
            <text:p>0.000004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l_outer_link</text:p>
          </table:table-cell>
          <table:table-cell table:style-name="ce9" office:value-type="float" office:value="582009.875" calcext:value-type="float">
            <text:p>582,009.875000</text:p>
          </table:table-cell>
          <table:table-cell office:value-type="float" office:value="-381583.90625" calcext:value-type="float">
            <text:p>-381,583.906250</text:p>
          </table:table-cell>
          <table:table-cell office:value-type="float" office:value="66827.90625" calcext:value-type="float">
            <text:p>66,827.906250</text:p>
          </table:table-cell>
          <table:table-cell/>
          <table:table-cell office:value-type="float" office:value="6133.995117" calcext:value-type="float">
            <text:p>6,133.995117</text:p>
          </table:table-cell>
          <table:table-cell table:style-name="ce4" table:formula="of:=[.G17]/[.$H$36]*[.$H$35]" office:value-type="float" office:value="0.0129547011548436" calcext:value-type="float">
            <text:p>0.0130</text:p>
          </table:table-cell>
          <table:table-cell/>
          <table:table-cell table:style-name="ce10" table:formula="of:=[.C17]/[.$G$17]*[.$H$17]/1000000" office:value-type="float" office:value="0.00000122917672022543" calcext:value-type="float">
            <text:p>0.000001</text:p>
          </table:table-cell>
          <table:table-cell table:style-name="ce10" table:formula="of:=[.D17]/[.$G$17]*[.$H$17]/1000000" office:value-type="float" office:value="-0.000000805886763304803" calcext:value-type="float">
            <text:p>-0.000001</text:p>
          </table:table-cell>
          <table:table-cell table:style-name="ce10" table:formula="of:=[.E17]/[.$G$17]*[.$H$17]/1000000" office:value-type="float" office:value="0.000000141137307376284" calcext:value-type="float">
            <text:p>0.000000</text:p>
          </table:table-cell>
          <table:table-cell/>
          <table:table-cell office:value-type="float" office:value="16.164268" calcext:value-type="float">
            <text:p>16.164268</text:p>
          </table:table-cell>
          <table:table-cell office:value-type="float" office:value="20.922724" calcext:value-type="float">
            <text:p>20.922724</text:p>
          </table:table-cell>
          <table:table-cell office:value-type="float" office:value="0.672993" calcext:value-type="float">
            <text:p>0.672993</text:p>
          </table:table-cell>
          <table:table-cell/>
          <table:table-cell table:style-name="ce16" table:formula="of:=[.N17]/1000" office:value-type="float" office:value="0.016164268" calcext:value-type="float">
            <text:p>0.01616</text:p>
          </table:table-cell>
          <table:table-cell table:style-name="ce16" table:formula="of:=[.O17]/1000" office:value-type="float" office:value="0.020922724" calcext:value-type="float">
            <text:p>0.02092</text:p>
          </table:table-cell>
          <table:table-cell table:style-name="ce16" table:formula="of:=[.P17]/1000" office:value-type="float" office:value="0.000672993" calcext:value-type="float">
            <text:p>0.00067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381583.90625" calcext:value-type="float">
            <text:p>-381,583.906250</text:p>
          </table:table-cell>
          <table:table-cell office:value-type="float" office:value="2721755.25" calcext:value-type="float">
            <text:p>2,721,755.250000</text:p>
          </table:table-cell>
          <table:table-cell office:value-type="float" office:value="54590.777344" calcext:value-type="float">
            <text:p>54,590.777344</text:p>
          </table:table-cell>
          <table:table-cell table:number-columns-repeated="2"/>
          <table:table-cell table:style-name="ce13"/>
          <table:table-cell/>
          <table:table-cell table:style-name="ce10" table:formula="of:=[.C18]/[.$G$17]*[.$H$17]/1000000" office:value-type="float" office:value="-0.000000805886763304803" calcext:value-type="float">
            <text:p>-0.000001</text:p>
          </table:table-cell>
          <table:table-cell table:style-name="ce10" table:formula="of:=[.D18]/[.$G$17]*[.$H$17]/1000000" office:value-type="float" office:value="0.00000574821551172365" calcext:value-type="float">
            <text:p>0.000006</text:p>
          </table:table-cell>
          <table:table-cell table:style-name="ce10" table:formula="of:=[.E18]/[.$G$17]*[.$H$17]/1000000" office:value-type="float" office:value="0.000000115293082699421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66827.90625" calcext:value-type="float">
            <text:p>66,827.906250</text:p>
          </table:table-cell>
          <table:table-cell table:formula="of:=[.E18]" office:value-type="float" office:value="54590.777344" calcext:value-type="float">
            <text:p>54,590.777344</text:p>
          </table:table-cell>
          <table:table-cell office:value-type="float" office:value="3004193.5" calcext:value-type="float">
            <text:p>3,004,193.500000</text:p>
          </table:table-cell>
          <table:table-cell table:number-columns-repeated="2"/>
          <table:table-cell table:style-name="ce13"/>
          <table:table-cell/>
          <table:table-cell table:style-name="ce10" table:formula="of:=[.C19]/[.$G$17]*[.$H$17]/1000000" office:value-type="float" office:value="0.000000141137307376284" calcext:value-type="float">
            <text:p>0.000000</text:p>
          </table:table-cell>
          <table:table-cell table:style-name="ce10" table:formula="of:=[.D19]/[.$G$17]*[.$H$17]/1000000" office:value-type="float" office:value="0.000000115293082699421" calcext:value-type="float">
            <text:p>0.000000</text:p>
          </table:table-cell>
          <table:table-cell table:style-name="ce10" table:formula="of:=[.E19]/[.$G$17]*[.$H$17]/1000000" office:value-type="float" office:value="0.0000063447114419709" calcext:value-type="float">
            <text:p>0.000006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r_outer_link</text:p>
          </table:table-cell>
          <table:table-cell table:style-name="ce9" office:value-type="float" office:value="582192.25" calcext:value-type="float">
            <text:p>582,192.250000</text:p>
          </table:table-cell>
          <table:table-cell office:value-type="float" office:value="381571" calcext:value-type="float">
            <text:p>381,571.000000</text:p>
          </table:table-cell>
          <table:table-cell office:value-type="float" office:value="72190.078125" calcext:value-type="float">
            <text:p>72,190.078125</text:p>
          </table:table-cell>
          <table:table-cell/>
          <table:table-cell office:value-type="float" office:value="6133.960449" calcext:value-type="float">
            <text:p>6,133.960449</text:p>
          </table:table-cell>
          <table:table-cell table:style-name="ce4" table:formula="of:=[.G21]/[.$H$36]*[.$H$35]" office:value-type="float" office:value="0.0129546279377035" calcext:value-type="float">
            <text:p>0.0130</text:p>
          </table:table-cell>
          <table:table-cell/>
          <table:table-cell table:style-name="ce10" table:formula="of:=[.C21]/[.$G$21]*[.$H$21]/1000000" office:value-type="float" office:value="0.00000122956188740898" calcext:value-type="float">
            <text:p>0.000001</text:p>
          </table:table-cell>
          <table:table-cell table:style-name="ce10" table:formula="of:=[.D21]/[.$G$21]*[.$H$21]/1000000" office:value-type="float" office:value="0.000000805859505928722" calcext:value-type="float">
            <text:p>0.000001</text:p>
          </table:table-cell>
          <table:table-cell table:style-name="ce10" table:formula="of:=[.E21]/[.$G$21]*[.$H$21]/1000000" office:value-type="float" office:value="0.000000152461955155838" calcext:value-type="float">
            <text:p>0.000000</text:p>
          </table:table-cell>
          <table:table-cell/>
          <table:table-cell office:value-type="float" office:value="16.164371" calcext:value-type="float">
            <text:p>16.164371</text:p>
          </table:table-cell>
          <table:table-cell office:value-type="float" office:value="-20.922783" calcext:value-type="float">
            <text:p>-20.922783</text:p>
          </table:table-cell>
          <table:table-cell office:value-type="float" office:value="0.648972" calcext:value-type="float">
            <text:p>0.648972</text:p>
          </table:table-cell>
          <table:table-cell/>
          <table:table-cell table:style-name="ce16" table:formula="of:=[.N21]/1000" office:value-type="float" office:value="0.016164371" calcext:value-type="float">
            <text:p>0.01616</text:p>
          </table:table-cell>
          <table:table-cell table:style-name="ce16" table:formula="of:=[.O21]/1000" office:value-type="float" office:value="-0.020922783" calcext:value-type="float">
            <text:p>-0.02092</text:p>
          </table:table-cell>
          <table:table-cell table:style-name="ce16" table:formula="of:=[.P21]/1000" office:value-type="float" office:value="0.000648972" calcext:value-type="float">
            <text:p>0.0006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381571" calcext:value-type="float">
            <text:p>381,571.000000</text:p>
          </table:table-cell>
          <table:table-cell office:value-type="float" office:value="2721936" calcext:value-type="float">
            <text:p>2,721,936.000000</text:p>
          </table:table-cell>
          <table:table-cell office:value-type="float" office:value="-54805.34375" calcext:value-type="float">
            <text:p>-54,805.343750</text:p>
          </table:table-cell>
          <table:table-cell table:number-columns-repeated="2"/>
          <table:table-cell table:style-name="ce13"/>
          <table:table-cell/>
          <table:table-cell table:style-name="ce10" table:formula="of:=[.C22]/[.$G$21]*[.$H$21]/1000000" office:value-type="float" office:value="0.000000805859505928722" calcext:value-type="float">
            <text:p>0.000001</text:p>
          </table:table-cell>
          <table:table-cell table:style-name="ce10" table:formula="of:=[.D22]/[.$G$21]*[.$H$21]/1000000" office:value-type="float" office:value="0.00000574859724698576" calcext:value-type="float">
            <text:p>0.000006</text:p>
          </table:table-cell>
          <table:table-cell table:style-name="ce10" table:formula="of:=[.E22]/[.$G$21]*[.$H$21]/1000000" office:value-type="float" office:value="-0.00000011574623657623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72190.078125" calcext:value-type="float">
            <text:p>72,190.078125</text:p>
          </table:table-cell>
          <table:table-cell table:formula="of:=[.E22]" office:value-type="float" office:value="-54805.34375" calcext:value-type="float">
            <text:p>-54,805.343750</text:p>
          </table:table-cell>
          <table:table-cell office:value-type="float" office:value="3004169.5" calcext:value-type="float">
            <text:p>3,004,169.500000</text:p>
          </table:table-cell>
          <table:table-cell table:number-columns-repeated="2"/>
          <table:table-cell table:style-name="ce13"/>
          <table:table-cell/>
          <table:table-cell table:style-name="ce10" table:formula="of:=[.C23]/[.$G$21]*[.$H$21]/1000000" office:value-type="float" office:value="0.000000152461955155838" calcext:value-type="float">
            <text:p>0.000000</text:p>
          </table:table-cell>
          <table:table-cell table:style-name="ce10" table:formula="of:=[.D23]/[.$G$21]*[.$H$21]/1000000" office:value-type="float" office:value="-0.00000011574623657623" calcext:value-type="float">
            <text:p>0.000000</text:p>
          </table:table-cell>
          <table:table-cell table:style-name="ce10" table:formula="of:=[.E23]/[.$G$21]*[.$H$21]/1000000" office:value-type="float" office:value="0.00000634466075513112" calcext:value-type="float">
            <text:p>0.000006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l_finger</text:p>
          </table:table-cell>
          <table:table-cell table:style-name="ce9" office:value-type="float" office:value="1335268.125" calcext:value-type="float">
            <text:p>1,335,268.125000</text:p>
          </table:table-cell>
          <table:table-cell office:value-type="float" office:value="799533.5" calcext:value-type="float">
            <text:p>799,533.500000</text:p>
          </table:table-cell>
          <table:table-cell office:value-type="float" office:value="-156.783005" calcext:value-type="float">
            <text:p>-156.783005</text:p>
          </table:table-cell>
          <table:table-cell/>
          <table:table-cell office:value-type="float" office:value="12169.68457" calcext:value-type="float">
            <text:p>12,169.684570</text:p>
          </table:table-cell>
          <table:table-cell table:style-name="ce4" table:formula="of:=[.G25]/[.$H$36]*[.$H$35]" office:value-type="float" office:value="0.0257017854996543" calcext:value-type="float">
            <text:p>0.0257</text:p>
          </table:table-cell>
          <table:table-cell/>
          <table:table-cell table:style-name="ce10" table:formula="of:=[.C25]/[.$G$25]*[.$H$25]/1000000" office:value-type="float" office:value="0.00000282002172988742" calcext:value-type="float">
            <text:p>0.000003</text:p>
          </table:table-cell>
          <table:table-cell table:style-name="ce10" table:formula="of:=[.D25]/[.$G$25]*[.$H$25]/1000000" office:value-type="float" office:value="0.00000168857610060372" calcext:value-type="float">
            <text:p>0.000002</text:p>
          </table:table-cell>
          <table:table-cell table:style-name="ce10" table:formula="of:=[.E25]/[.$G$25]*[.$H$25]/1000000" office:value-type="float" office:value="-0.000000000331118127287767" calcext:value-type="float">
            <text:p>0.000000</text:p>
          </table:table-cell>
          <table:table-cell/>
          <table:table-cell office:value-type="float" office:value="9.579967" calcext:value-type="float">
            <text:p>9.579967</text:p>
          </table:table-cell>
          <table:table-cell office:value-type="float" office:value="6.433161" calcext:value-type="float">
            <text:p>6.433161</text:p>
          </table:table-cell>
          <table:table-cell office:value-type="float" office:value="-0.001017" calcext:value-type="float">
            <text:p>-0.001017</text:p>
          </table:table-cell>
          <table:table-cell/>
          <table:table-cell table:style-name="ce16" table:formula="of:=[.N25]/1000" office:value-type="float" office:value="0.009579967" calcext:value-type="float">
            <text:p>0.00958</text:p>
          </table:table-cell>
          <table:table-cell table:style-name="ce16" table:formula="of:=[.O25]/1000" office:value-type="float" office:value="0.006433161" calcext:value-type="float">
            <text:p>0.00643</text:p>
          </table:table-cell>
          <table:table-cell table:style-name="ce16" table:formula="of:=[.P25]/1000" office:value-type="float" office:value="-0.000001017" calcext:value-type="float">
            <text:p>0.0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799533.5" calcext:value-type="float">
            <text:p>799,533.500000</text:p>
          </table:table-cell>
          <table:table-cell office:value-type="float" office:value="3617844" calcext:value-type="float">
            <text:p>3,617,844.000000</text:p>
          </table:table-cell>
          <table:table-cell office:value-type="float" office:value="83.563744" calcext:value-type="float">
            <text:p>83.563744</text:p>
          </table:table-cell>
          <table:table-cell table:number-columns-repeated="2"/>
          <table:table-cell table:style-name="ce13"/>
          <table:table-cell/>
          <table:table-cell table:style-name="ce10" table:formula="of:=[.C26]/[.$G$25]*[.$H$25]/1000000" office:value-type="float" office:value="0.00000168857610060372" calcext:value-type="float">
            <text:p>0.000002</text:p>
          </table:table-cell>
          <table:table-cell table:style-name="ce10" table:formula="of:=[.D26]/[.$G$25]*[.$H$25]/1000000" office:value-type="float" office:value="0.00000764071163261147" calcext:value-type="float">
            <text:p>0.000008</text:p>
          </table:table-cell>
          <table:table-cell table:style-name="ce10" table:formula="of:=[.E26]/[.$G$25]*[.$H$25]/1000000" office:value-type="float" office:value="0.000000000176482587653135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-156.783005" calcext:value-type="float">
            <text:p>-156.783005</text:p>
          </table:table-cell>
          <table:table-cell table:formula="of:=[.E26]" office:value-type="float" office:value="83.563744" calcext:value-type="float">
            <text:p>83.563744</text:p>
          </table:table-cell>
          <table:table-cell office:value-type="float" office:value="3249188.75" calcext:value-type="float">
            <text:p>3,249,188.750000</text:p>
          </table:table-cell>
          <table:table-cell table:number-columns-repeated="2"/>
          <table:table-cell table:style-name="ce13"/>
          <table:table-cell/>
          <table:table-cell table:style-name="ce10" table:formula="of:=[.C27]/[.$G$25]*[.$H$25]/1000000" office:value-type="float" office:value="-0.000000000331118127287767" calcext:value-type="float">
            <text:p>0.000000</text:p>
          </table:table-cell>
          <table:table-cell table:style-name="ce10" table:formula="of:=[.D27]/[.$G$25]*[.$H$25]/1000000" office:value-type="float" office:value="0.000000000176482587653135" calcext:value-type="float">
            <text:p>0.000000</text:p>
          </table:table-cell>
          <table:table-cell table:style-name="ce10" table:formula="of:=[.E27]/[.$G$25]*[.$H$25]/1000000" office:value-type="float" office:value="0.00000686212956630394" calcext:value-type="float">
            <text:p>0.000007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r_finger</text:p>
          </table:table-cell>
          <table:table-cell table:style-name="ce9" office:value-type="float" office:value="1335268.125" calcext:value-type="float">
            <text:p>1,335,268.125000</text:p>
          </table:table-cell>
          <table:table-cell office:value-type="float" office:value="799533.5" calcext:value-type="float">
            <text:p>799,533.500000</text:p>
          </table:table-cell>
          <table:table-cell office:value-type="float" office:value="-156.783005" calcext:value-type="float">
            <text:p>-156.783005</text:p>
          </table:table-cell>
          <table:table-cell/>
          <table:table-cell office:value-type="float" office:value="12169.68457" calcext:value-type="float">
            <text:p>12,169.684570</text:p>
          </table:table-cell>
          <table:table-cell table:style-name="ce4" table:formula="of:=[.G29]/[.$H$36]*[.$H$35]" office:value-type="float" office:value="0.0257017854996543" calcext:value-type="float">
            <text:p>0.0257</text:p>
          </table:table-cell>
          <table:table-cell/>
          <table:table-cell table:style-name="ce10" table:formula="of:=[.C29]/[.$G$29]*[.$H$29]/1000000" office:value-type="float" office:value="0.00000282002172988742" calcext:value-type="float">
            <text:p>0.000003</text:p>
          </table:table-cell>
          <table:table-cell table:style-name="ce10" table:formula="of:=[.D29]/[.$G$29]*[.$H$29]/1000000" office:value-type="float" office:value="0.00000168857610060372" calcext:value-type="float">
            <text:p>0.000002</text:p>
          </table:table-cell>
          <table:table-cell table:style-name="ce10" table:formula="of:=[.E29]/[.$G$29]*[.$H$29]/1000000" office:value-type="float" office:value="-0.000000000331118127287767" calcext:value-type="float">
            <text:p>0.000000</text:p>
          </table:table-cell>
          <table:table-cell/>
          <table:table-cell office:value-type="float" office:value="9.579967" calcext:value-type="float">
            <text:p>9.579967</text:p>
          </table:table-cell>
          <table:table-cell office:value-type="float" office:value="6.433161" calcext:value-type="float">
            <text:p>6.433161</text:p>
          </table:table-cell>
          <table:table-cell office:value-type="float" office:value="-0.001017" calcext:value-type="float">
            <text:p>-0.001017</text:p>
          </table:table-cell>
          <table:table-cell/>
          <table:table-cell table:style-name="ce16" table:formula="of:=[.N29]/1000" office:value-type="float" office:value="0.009579967" calcext:value-type="float">
            <text:p>0.00958</text:p>
          </table:table-cell>
          <table:table-cell table:style-name="ce16" table:formula="of:=[.O29]/1000" office:value-type="float" office:value="0.006433161" calcext:value-type="float">
            <text:p>0.00643</text:p>
          </table:table-cell>
          <table:table-cell table:style-name="ce16" table:formula="of:=[.P29]/1000" office:value-type="float" office:value="-0.000001017" calcext:value-type="float">
            <text:p>0.0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799533.5" calcext:value-type="float">
            <text:p>799,533.500000</text:p>
          </table:table-cell>
          <table:table-cell office:value-type="float" office:value="3617844" calcext:value-type="float">
            <text:p>3,617,844.000000</text:p>
          </table:table-cell>
          <table:table-cell office:value-type="float" office:value="83.563744" calcext:value-type="float">
            <text:p>83.563744</text:p>
          </table:table-cell>
          <table:table-cell table:number-columns-repeated="2"/>
          <table:table-cell table:style-name="ce13"/>
          <table:table-cell/>
          <table:table-cell table:style-name="ce10" table:formula="of:=[.C30]/[.$G$29]*[.$H$29]/1000000" office:value-type="float" office:value="0.00000168857610060372" calcext:value-type="float">
            <text:p>0.000002</text:p>
          </table:table-cell>
          <table:table-cell table:style-name="ce10" table:formula="of:=[.D30]/[.$G$29]*[.$H$29]/1000000" office:value-type="float" office:value="0.00000764071163261147" calcext:value-type="float">
            <text:p>0.000008</text:p>
          </table:table-cell>
          <table:table-cell table:style-name="ce10" table:formula="of:=[.E30]/[.$G$29]*[.$H$29]/1000000" office:value-type="float" office:value="0.000000000176482587653135" calcext:value-type="float">
            <text:p>0.000000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-156.783005" calcext:value-type="float">
            <text:p>-156.783005</text:p>
          </table:table-cell>
          <table:table-cell table:formula="of:=[.E30]" office:value-type="float" office:value="83.563744" calcext:value-type="float">
            <text:p>83.563744</text:p>
          </table:table-cell>
          <table:table-cell office:value-type="float" office:value="3249188.75" calcext:value-type="float">
            <text:p>3,249,188.750000</text:p>
          </table:table-cell>
          <table:table-cell table:number-columns-repeated="2"/>
          <table:table-cell table:style-name="ce13"/>
          <table:table-cell/>
          <table:table-cell table:style-name="ce10" table:formula="of:=[.C31]/[.$G$29]*[.$H$29]/1000000" office:value-type="float" office:value="-0.000000000331118127287767" calcext:value-type="float">
            <text:p>0.000000</text:p>
          </table:table-cell>
          <table:table-cell table:style-name="ce10" table:formula="of:=[.D31]/[.$G$29]*[.$H$29]/1000000" office:value-type="float" office:value="0.000000000176482587653135" calcext:value-type="float">
            <text:p>0.000000</text:p>
          </table:table-cell>
          <table:table-cell table:style-name="ce10" table:formula="of:=[.E31]/[.$G$29]*[.$H$29]/1000000" office:value-type="float" office:value="0.00000686212956630394" calcext:value-type="float">
            <text:p>0.000007</text:p>
          </table:table-cell>
          <table:table-cell table:number-columns-repeated="5"/>
          <table:table-cell table:style-name="ce17" table:number-columns-repeated="3"/>
          <table:table-cell table:number-columns-repeated="1004"/>
        </table:table-row>
        <table:table-row table:style-name="ro1">
          <table:table-cell table:number-columns-repeated="7"/>
          <table:table-cell table:style-name="ce13"/>
          <table:table-cell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0.5" calcext:value-type="float">
            <text:p>0.500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33])" office:value-type="float" office:value="236747.843261" calcext:value-type="float">
            <text:p>236,747.84326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33])" office:value-type="float" office:value="0.5" calcext:value-type="float">
            <text:p>0.500000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3:35:41.73329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20-03-16T14:59:14.851648693</dc:date>
    <meta:editing-duration>PT1H55M19S</meta:editing-duration>
    <meta:editing-cycles>14</meta:editing-cycles>
    <meta:generator>LibreOffice/6.0.7.3$Linux_X86_64 LibreOffice_project/00m0$Build-3</meta:generator>
    <meta:document-statistic meta:table-count="1" meta:cell-count="202" meta:object-count="0"/>
    <meta:user-defined meta:name="qrichtext">1</meta:user-defined>
  </office:meta>
</office:document-meta>
</file>